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non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 7</text:p>
      <text:p text:style-name="P2">exercice 1:</text:p>
      <text:p text:style-name="P3">1)<text:tab/>V1 = L x l x h</text:p>
      <text:p text:style-name="P3"><text:tab/>V1 = 3600cm3</text:p>
      <text:p text:style-name="P3"/>
      <text:p text:style-name="P3">2)<text:tab/>Vb = 4/3 x PI x R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6S</meta:editing-duration>
    <meta:editing-cycles>12</meta:editing-cycles>
    <meta:generator>OpenOffice/4.1.7$Win32 OpenOffice.org_project/417m1$Build-9800</meta:generator>
    <dc:date>2021-01-28T08:22:05.54</dc:date>
    <meta:document-statistic meta:table-count="0" meta:image-count="0" meta:object-count="0" meta:page-count="1" meta:paragraph-count="5" meta:word-count="23" meta:character-count="66"/>
    <meta:user-defined meta:name="Info 1"/>
    <meta:user-defined meta:name="Info 2"/>
    <meta:user-defined meta:name="Info 3"/>
    <meta:user-defined meta:name="Info 4"/>
  </office:meta>
</office:document-meta>
</file>